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  <style:text-properties style:text-underline-style="non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text-indent="-0.25in" style:auto-text-indent="false"/>
    </style:style>
    <style:style style:name="P10" style:family="paragraph" style:parent-style-name="Standard" style:list-style-name="WWNum7">
      <style:paragraph-properties fo:margin-left="1in" fo:margin-right="0in" fo:text-indent="-0.25in" style:auto-text-indent="false"/>
    </style:style>
    <style:style style:name="P11" style:family="paragraph" style:parent-style-name="Standard" style:list-style-name="WWNum3">
      <style:paragraph-properties fo:margin-left="1in" fo:margin-right="0in" fo:text-indent="-0.25in" style:auto-text-indent="false"/>
    </style:style>
    <style:style style:name="P12" style:family="paragraph" style:parent-style-name="Standard" style:list-style-name="WWNum6">
      <style:paragraph-properties fo:margin-left="1in" fo:margin-right="0in" fo:text-indent="-0.25in" style:auto-text-indent="false"/>
    </style:style>
    <style:style style:name="P13" style:family="paragraph" style:parent-style-name="Standard" style:list-style-name="WWNum5">
      <style:paragraph-properties fo:margin-left="1in" fo:margin-right="0in" fo:text-indent="-0.25in" style:auto-text-indent="false"/>
    </style:style>
    <style:style style:name="P14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15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16" style:family="paragraph" style:parent-style-name="Standard" style:list-style-name="WWNum6">
      <style:paragraph-properties fo:margin-left="1.5in" fo:margin-right="0in" fo:text-indent="-0.25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 style:list-style-name="WWNum3">
      <style:paragraph-properties fo:margin-left="2in" fo:margin-right="0in" fo:text-indent="-0.25in" style:auto-text-indent="false"/>
    </style:style>
    <style:style style:name="P19" style:family="paragraph" style:parent-style-name="Standard">
      <style:paragraph-properties fo:margin-left="2in" fo:margin-right="0in" fo:text-indent="0in" style:auto-text-indent="false"/>
    </style:style>
    <style:style style:name="P20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gvc5iycfups0"/>Able Athletics Project Notebook</text:p>
      <text:p text:style-name="Subtitle"><text:bookmark text:name="_ok2erubramx7"/>Process Improvement</text:p>
      <text:p text:style-name="Standard"/>
      <text:p text:style-name="Standard">ableathletics.org</text:p>
      <text:p text:style-name="Standard">Vanessa Dias, main contact</text:p>
      <text:p text:style-name="Standard">Erica Maiorano, physical therapist, founding member</text:p>
      <text:p text:style-name="Standard"/>
      <text:p text:style-name="Standard">Meeting Log January 24 2024</text:p>
      <text:p text:style-name="Standard"/>
      <text:list xml:id="list3981636983" text:style-name="WWNum4">
        <text:list-item>
          <text:p text:style-name="P1">Gabe, Vanessa, Erika, Kym</text:p>
        </text:list-item>
        <text:list-item>
          <text:p text:style-name="P1">12:30pm - 2:00pm</text:p>
        </text:list-item>
      </text:list>
      <text:p text:style-name="Heading_20_2"><text:bookmark text:name="_trn46uacjmow"/>Objectives (potential)</text:p>
      <text:p text:style-name="Standard"/>
      <text:list xml:id="list1413209813" text:style-name="WWNum2">
        <text:list-item>
          <text:p text:style-name="P2">Primary Needs:</text:p>
          <text:list>
            <text:list-item>
              <text:p text:style-name="P9">Registration process needs to be more efficient (families and volunteers).</text:p>
              <text:list>
                <text:list-item>
                  <text:p text:style-name="P14">Website registration questions and flow</text:p>
                </text:list-item>
                <text:list-item>
                  <text:p text:style-name="P14">Backend organization of athletes and volunteers</text:p>
                </text:list-item>
                <text:list-item>
                  <text:p text:style-name="P14">Making sure they are onboarded, attending</text:p>
                </text:list-item>
                <text:list-item>
                  <text:p text:style-name="P14">Registration fatigue, every event they have to fill this out again</text:p>
                </text:list-item>
              </text:list>
            </text:list-item>
            <text:list-item>
              <text:p text:style-name="P9">Better backend information management</text:p>
              <text:list>
                <text:list-item>
                  <text:p text:style-name="P14"><text:soft-page-break/>squarespace difficulties</text:p>
                </text:list-item>
                <text:list-item>
                  <text:p text:style-name="P14">CSV time consuming</text:p>
                </text:list-item>
              </text:list>
            </text:list-item>
            <text:list-item>
              <text:p text:style-name="P9">Volunteer matching process improvement</text:p>
            </text:list-item>
            <text:list-item>
              <text:p text:style-name="P9">Volunteer training and tracking process improvement (e.g. reminder emails at 3 months before training expires).</text:p>
            </text:list-item>
            <text:list-item>
              <text:p text:style-name="P9">Event registration “walls,” based on attributes (e.g. time since last training complete date, time since last profile update for parents).</text:p>
            </text:list-item>
            <text:list-item>
              <text:p text:style-name="P9">Event management (tracking, information gathering, attendance, etc.)</text:p>
            </text:list-item>
            <text:list-item>
              <text:p text:style-name="P9">Feedback mechanism (e.g. request at event, survey).</text:p>
            </text:list-item>
          </text:list>
        </text:list-item>
      </text:list>
      <text:p text:style-name="Heading_20_2"><text:bookmark text:name="_s1htl8grwusa"/>Summary</text:p>
      <text:list xml:id="list75712280808295" text:continue-numbering="true" text:style-name="WWNum2">
        <text:list-item>
          <text:p text:style-name="P2">Stakeholders</text:p>
          <text:list>
            <text:list-item>
              <text:p text:style-name="P9">Families (parents, able athletes)</text:p>
            </text:list-item>
            <text:list-item>
              <text:p text:style-name="P9">Administration</text:p>
            </text:list-item>
            <text:list-item>
              <text:p text:style-name="P9">Volunteers (includes coaches)</text:p>
            </text:list-item>
          </text:list>
        </text:list-item>
        <text:list-item>
          <text:p text:style-name="P2">Website</text:p>
          <text:list>
            <text:list-item>
              <text:p text:style-name="P9">Squarespace</text:p>
            </text:list-item>
            <text:list-item>
              <text:p text:style-name="P9">Stripe</text:p>
            </text:list-item>
          </text:list>
        </text:list-item>
      </text:list>
      <text:p text:style-name="P17"/>
      <text:p text:style-name="Heading_20_2"><text:bookmark text:name="_2cy96cez7ks5"/>Requested information from Able Athletics admin:</text:p>
      <text:p text:style-name="P17"/>
      <text:list xml:id="list3728529518" text:style-name="WWNum7">
        <text:list-item>
          <text:p text:style-name="P3">Stakeholder attribute list (e.g. “volunteers: 1. Age 2. School, etc…”, “kids: 1. Communication needs, 2. Age, etc.”)</text:p>
          <text:list>
            <text:list-item>
              <text:p text:style-name="P10">This info should include <text:span text:style-name="T2">any attribute which will assist in organizing your information and your process</text:span>.</text:p>
            </text:list-item>
            <text:list-item>
              <text:p text:style-name="P10">This should include <text:span text:style-name="T2">all attributes, regardless of source</text:span> (not just things you ask them). For example, you may want to track “last training date” for volunteers.</text:p>
            </text:list-item>
          </text:list>
        </text:list-item>
        <text:list-item>
          <text:p text:style-name="P3"><text:soft-page-break/>Volunteer flow </text:p>
          <text:list>
            <text:list-item>
              <text:p text:style-name="P10">Process from start to finish (brief bullets).</text:p>
            </text:list-item>
            <text:list-item>
              <text:p text:style-name="P10">Key moments and attributes to track.</text:p>
            </text:list-item>
            <text:list-item>
              <text:p text:style-name="P10">Communication process (do you call them for things, do you email, when/why?)</text:p>
            </text:list-item>
          </text:list>
        </text:list-item>
        <text:list-item>
          <text:p text:style-name="P3">Questions and logic for assigning point values to create algorithm for group assignments (attribute1 = 2 points, attribute2 = 1 point), (group1 members &gt; 5 points, group2 &gt; 3 points, etc.)</text:p>
        </text:list-item>
        <text:list-item>
          <text:p text:style-name="P3">Any key differences to be mindful of between sports (anything specific to track in one vs other)?</text:p>
        </text:list-item>
        <text:list-item>
          <text:p text:style-name="P3">Sample data (CSV).</text:p>
        </text:list-item>
      </text:list>
      <text:p text:style-name="P17"/>
      <text:p text:style-name="P17"/>
      <text:p text:style-name="P17">—</text:p>
      <text:p text:style-name="Heading_20_2"><text:bookmark text:name="_hj45mlctqpla"/>Raw Notes from Meeting:</text:p>
      <text:p text:style-name="P17"/>
      <text:p text:style-name="P17"/>
      <text:p text:style-name="Standard">- deliver statement of work</text:p>
      <text:p text:style-name="Standard">- work as product manager</text:p>
      <text:p text:style-name="Standard">- help with implementation</text:p>
      <text:p text:style-name="Standard"/>
      <text:p text:style-name="Standard">From Vanessa:</text:p>
      <text:p text:style-name="P17"/>
      <text:p text:style-name="Standard">- 2 sets of information (able athletes and volunteers)</text:p>
      <text:p text:style-name="Standard">- they want to track demographics</text:p>
      <text:p text:style-name="Standard"><text:soft-page-break/><text:s text:c="4"/>- track by town (what are needs? occupations?)</text:p>
      <text:p text:style-name="Standard">- squarespace for web design</text:p>
      <text:p text:style-name="Standard">- V is registered nurse</text:p>
      <text:p text:style-name="Standard">- Hard to track and gather info with squarespace on backend</text:p>
      <text:p text:style-name="Standard">- they do onboarding for volunteers, once per year training on how to interact, recertification annually, they want member area</text:p>
      <text:p text:style-name="Standard">- if vol tries to register for event when training is expired, denies. reminder 3 months out.</text:p>
      <text:p text:style-name="Standard">- they get approached by sports platforms which are out of the box sports program management</text:p>
      <text:p text:style-name="Standard">- list of questions about children (special questions for special needs).</text:p>
      <text:p text:style-name="Standard">- speech therapist, physical therapis, comb through information, they collaborate before session, discuss plan, equipment. sometimes kids are ready to compete, </text:p>
      <text:p text:style-name="Standard">- trigger to update child’s profile once a certain amount of time passes, denies them from registering for a new program unless they update a child’s profile</text:p>
      <text:p text:style-name="Standard">- seek analogous businesses and/or nonprofits to see their process</text:p>
      <text:p text:style-name="Standard">- stakeholders (children, parents, volunteers, coaches, directors</text:p>
      <text:p text:style-name="Standard">- they charge families $30-$45 per session?</text:p>
      <text:p text:style-name="Standard">- revenue model needs attention</text:p>
      <text:p text:style-name="Standard">- $150 per session - $200?</text:p>
      <text:p text:style-name="Standard">- volunteer registration process / video</text:p>
      <text:p text:style-name="Standard"/>
      <text:p text:style-name="Standard">Process</text:p>
      <text:list xml:id="list3350098896" text:style-name="WWNum3">
        <text:list-item>
          <text:p text:style-name="P4">Word of mouth, social</text:p>
        </text:list-item>
        <text:list-item>
          <text:p text:style-name="P4">Parents email to info:</text:p>
          <text:list>
            <text:list-item>
              <text:p text:style-name="P11">Questions</text:p>
              <text:list>
                <text:list-item>
                  <text:p text:style-name="P15"><text:soft-page-break/>Appropriate for my child?</text:p>
                </text:list-item>
                <text:list-item>
                  <text:p text:style-name="P15">My kid has this, can they participate?</text:p>
                </text:list-item>
                <text:list-item>
                  <text:p text:style-name="P15">My child is nonverbal…</text:p>
                </text:list-item>
                <text:list-item>
                  <text:p text:style-name="P15">My child is 25, age questions</text:p>
                </text:list-item>
                <text:list-item>
                  <text:p text:style-name="P15">FAQ exists</text:p>
                </text:list-item>
              </text:list>
            </text:list-item>
            <text:list-item>
              <text:p text:style-name="P11">Sometimes they have a lot of questions, call</text:p>
            </text:list-item>
            <text:list-item>
              <text:p text:style-name="P11">No chat on website</text:p>
            </text:list-item>
          </text:list>
        </text:list-item>
        <text:list-item>
          <text:p text:style-name="P4">“Sessions” = each time they meet</text:p>
        </text:list-item>
        <text:list-item>
          <text:p text:style-name="P4">Athlete registration page = family, where they go first</text:p>
          <text:list>
            <text:list-item>
              <text:p text:style-name="P11">Products:</text:p>
              <text:list>
                <text:list-item>
                  <text:p text:style-name="P15">Field hockey, inclusive lacrosse</text:p>
                </text:list-item>
                <text:list-item>
                  <text:p text:style-name="P15">Add to cart (donation optional)</text:p>
                </text:list-item>
              </text:list>
            </text:list-item>
            <text:list-item>
              <text:p text:style-name="P11">Remove birthday requirement?</text:p>
            </text:list-item>
            <text:list-item>
              <text:p text:style-name="P11">Classroom type field, attention</text:p>
            </text:list-item>
            <text:list-item>
              <text:p text:style-name="P11">Need to be able to check multiple boxes for all options related to child characteristics</text:p>
            </text:list-item>
            <text:list-item>
              <text:p text:style-name="P11">Energy field, options not mutually exclusive, “mixed” option value?</text:p>
            </text:list-item>
            <text:list-item>
              <text:p text:style-name="P11">Discount codes given at discretion</text:p>
            </text:list-item>
          </text:list>
        </text:list-item>
        <text:list-item>
          <text:p text:style-name="P4">After submitting order,</text:p>
          <text:list>
            <text:list-item>
              <text:p text:style-name="P11">Email confirmation 1st: generic</text:p>
            </text:list-item>
            <text:list-item>
              <text:p text:style-name="P11">Email confirmation 2nd: not automated, custom for each class</text:p>
            </text:list-item>
            <text:list-item>
              <text:p text:style-name="P11">Google drive manual database download after registration closes, right before session **** Pain in the ass***</text:p>
            </text:list-item>
          </text:list>
        </text:list-item>
        <text:list-item>
          <text:p text:style-name="P4"><text:soft-page-break/>Erica pulls CSV</text:p>
          <text:list>
            <text:list-item>
              <text:p text:style-name="P11">Applies custom formula to populate her specific pages</text:p>
            </text:list-item>
            <text:list-item>
              <text:p text:style-name="P11">Groups: 1 - 4, 1 being more support needed</text:p>
              <text:list>
                <text:list-item>
                  <text:p text:style-name="P15">Use groups for volunteer matching</text:p>
                </text:list-item>
                <text:list-item>
                  <text:p text:style-name="P15">Automate group assignment based on survey</text:p>
                </text:list-item>
                <text:list-item>
                  <text:p text:style-name="P15">Groups stay together during session, this is how sessions are organized</text:p>
                </text:list-item>
                <text:list-item>
                  <text:p text:style-name="P15">Automate volunteer assignment</text:p>
                  <text:list>
                    <text:list-item>
                      <text:p text:style-name="P18">parameters , each group has at least one grade level</text:p>
                    </text:list-item>
                    <text:list-item>
                      <text:p text:style-name="P18">One volunteer per group</text:p>
                    </text:list-item>
                    <text:list-item>
                      <text:p text:style-name="P18">Volunteer qualifications?</text:p>
                    </text:list-item>
                  </text:list>
                </text:list-item>
                <text:list-item>
                  <text:p text:style-name="P15">Print labels of kids’ names 1st name, group # (automation not important)</text:p>
                </text:list-item>
              </text:list>
            </text:list-item>
          </text:list>
        </text:list-item>
        <text:list-item>
          <text:p text:style-name="P4">Event attendance information</text:p>
        </text:list-item>
      </text:list>
      <text:p text:style-name="P19"/>
      <text:list xml:id="list75714095606810" text:continue-numbering="true" text:style-name="WWNum3">
        <text:list-item>
          <text:p text:style-name="P4">Event information to track</text:p>
          <text:list>
            <text:list-item>
              <text:p text:style-name="P11">Attendees</text:p>
              <text:list>
                <text:list-item>
                  <text:p text:style-name="P15">Typically 20-40 families</text:p>
                </text:list-item>
                <text:list-item>
                  <text:p text:style-name="P15">50~ volunteers</text:p>
                </text:list-item>
                <text:list-item>
                  <text:p text:style-name="P15">2-5 coaches</text:p>
                </text:list-item>
                <text:list-item>
                  <text:p text:style-name="P15">2-5 professionals</text:p>
                </text:list-item>
              </text:list>
            </text:list-item>
            <text:list-item>
              <text:p text:style-name="P11">Costs?</text:p>
            </text:list-item>
            <text:list-item>
              <text:p text:style-name="P11">Revenue?</text:p>
            </text:list-item>
            <text:list-item>
              <text:p text:style-name="P11"><text:soft-page-break/>Vendors?</text:p>
            </text:list-item>
            <text:list-item>
              <text:p text:style-name="P11">Location? </text:p>
            </text:list-item>
          </text:list>
        </text:list-item>
        <text:list-item>
          <text:p text:style-name="P4">15~ events per year</text:p>
        </text:list-item>
        <text:list-item>
          <text:p text:style-name="P4">18 families sign up for everything</text:p>
        </text:list-item>
      </text:list>
      <text:list xml:id="list1642343615" text:style-name="WWNum1">
        <text:list-item>
          <text:p text:style-name="P5">They will send us questions and logic for assigning point values to create algorithm for group assignments.</text:p>
        </text:list-item>
      </text:list>
      <text:list xml:id="list75713566795238" text:continue-list="list75714095606810" text:style-name="WWNum3">
        <text:list-item>
          <text:p text:style-name="P4">Backend process? Payments? - no issues</text:p>
        </text:list-item>
        <text:list-item>
          <text:p text:style-name="P4">Analog information in the office? Nothing</text:p>
        </text:list-item>
        <text:list-item>
          <text:p text:style-name="P4">Sports (products)</text:p>
          <text:list>
            <text:list-item>
              <text:p text:style-name="P11">Different attributes?</text:p>
            </text:list-item>
          </text:list>
        </text:list-item>
      </text:list>
      <text:list xml:id="list657766316" text:style-name="WWNum6">
        <text:list-item>
          <text:p text:style-name="P6">Biggest complaints from stakeholders??? - no answer / unknown</text:p>
        </text:list-item>
        <text:list-item>
          <text:p text:style-name="P6">Volunteers often, too many (registration fee?)</text:p>
        </text:list-item>
        <text:list-item>
          <text:p text:style-name="P6">Feedback mechanisms?</text:p>
          <text:list>
            <text:list-item>
              <text:p text:style-name="P12">They would love a solution</text:p>
            </text:list-item>
            <text:list-item>
              <text:p text:style-name="P12">Ask for a review, automate </text:p>
            </text:list-item>
            <text:list-item>
              <text:p text:style-name="P12">At event, best</text:p>
            </text:list-item>
          </text:list>
        </text:list-item>
        <text:list-item>
          <text:p text:style-name="P6">Biggest time waste **************** BIG</text:p>
          <text:list>
            <text:list-item>
              <text:p text:style-name="P12">Backend organization of athletes and volunteers</text:p>
              <text:list>
                <text:list-item>
                  <text:p text:style-name="P16">Making sure they are onboarded, attending</text:p>
                </text:list-item>
                <text:list-item>
                  <text:p text:style-name="P16">Volunteer part is overwhelming</text:p>
                </text:list-item>
                <text:list-item>
                  <text:p text:style-name="P16">Registration fatigue, every event they have to fill this out again</text:p>
                </text:list-item>
              </text:list>
            </text:list-item>
          </text:list>
        </text:list-item>
        <text:list-item>
          <text:p text:style-name="P6">How many stakeholders?</text:p>
          <text:list>
            <text:list-item>
              <text:p text:style-name="P12"><text:soft-page-break/>50 - 70 athletes (any given time)</text:p>
            </text:list-item>
            <text:list-item>
              <text:p text:style-name="P12">100 records (past/present) athletes</text:p>
            </text:list-item>
            <text:list-item>
              <text:p text:style-name="P12">900 volunteers</text:p>
            </text:list-item>
            <text:list-item>
              <text:p text:style-name="P12">Coaches? 50~</text:p>
            </text:list-item>
            <text:list-item>
              <text:p text:style-name="P12">Professionals, 20~</text:p>
            </text:list-item>
          </text:list>
        </text:list-item>
      </text:list>
      <text:p text:style-name="Standard"/>
      <text:p text:style-name="Standard"/>
      <text:p text:style-name="Standard"/>
      <text:p text:style-name="Standard">—</text:p>
      <text:list xml:id="list75713228436946" text:continue-list="list75712280808295" text:style-name="WWNum2">
        <text:list-item>
          <text:p text:style-name="P7"/>
        </text:list-item>
      </text:list>
      <text:p text:style-name="Standard"/>
      <text:list xml:id="list656321680" text:style-name="WWNum5">
        <text:list-item>
          <text:p text:style-name="P8">Revenue model</text:p>
          <text:list>
            <text:list-item>
              <text:p text:style-name="P13">Financial assistance application</text:p>
            </text:list-item>
            <text:list-item>
              <text:p text:style-name="P13">Event sponsors? Monetize volunteer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42" meta:word-count="979" meta:character-count="5867" meta:non-whitespace-character-count="5126"/>
    <meta:generator>LibreOfficeDev/6.0.5.2$Linux_X86_64 LibreOffice_project/</meta:generator>
  </office:meta>
</office:document-meta>
</file>